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d62" officeooo:paragraph-rsid="00173d6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3d62" officeooo:paragraph-rsid="00173d62" style:font-weight-asian="bold" style:font-weight-complex="bold"/>
    </style:style>
    <style:style style:name="P3" style:family="paragraph" style:parent-style-name="Standard" style:list-style-name="L1">
      <style:text-properties fo:font-weight="bold" officeooo:rsid="00173d62" officeooo:paragraph-rsid="00173d62" style:font-weight-asian="bold" style:font-weight-complex="bold"/>
    </style:style>
    <style:style style:name="P4" style:family="paragraph" style:parent-style-name="Standard">
      <style:text-properties fo:font-weight="bold" officeooo:rsid="00173d62" officeooo:paragraph-rsid="00173d62" style:font-weight-asian="bold" style:font-weight-complex="bold"/>
    </style:style>
    <style:style style:name="P5" style:family="paragraph" style:parent-style-name="Standard">
      <style:text-properties fo:font-weight="normal" officeooo:rsid="00173d62" officeooo:paragraph-rsid="00173d6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c3f7" style:font-weight-asian="normal" style:font-weight-complex="normal"/>
    </style:style>
    <style:style style:name="T3" style:family="text">
      <style:text-properties fo:font-weight="normal" officeooo:rsid="001ad07b" style:font-weight-asian="normal" style:font-weight-complex="normal"/>
    </style:style>
    <style:style style:name="T4" style:family="text">
      <style:text-properties fo:font-weight="normal" officeooo:rsid="001b2f9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lho Prático 1</text:p>
      <text:p text:style-name="P1"/>
      <text:list xml:id="list32831582956631477" text:style-name="L1">
        <text:list-item>
          <text:p text:style-name="P3">Como esse problema pode ser modelado para o paradigma guloso?</text:p>
        </text:list-item>
      </text:list>
      <text:p text:style-name="P4"/>
      <text:p text:style-name="P4"><text:tab/><text:span text:style-name="T2">O Problema foi modelado de acordo com o custo benefício de cada prato seguindo a ordem de um vetor construído relevando a ordem de melhor custo benefício e a regra de cozinhar o mesmo prato em dias seguidos.</text:span></text:p>
      <text:p text:style-name="P4"><text:span text:style-name="T2"><text:tab/>Para isso, foi criado um vetor com os pratos na seguinte ordem: Os pratos de melhor custo benefício levando em conta os que foram cozinhados somente em um dia e os que foram cozinhados em dois dias seguidos. Logo após, concatenou-se a esse vetor os pratos com o menor custo e que não dão lucro algum, pois serão cozinhados em três dias seguidos ou mais.</text:span></text:p>
      <text:p text:style-name="P4"><text:span text:style-name="T2"><text:tab/>Junto a isso, para resolver o problema, foi implementado a seguinte lógica de estrutura gulosa: </text:span><text:span text:style-name="T3">Para cada dia em que o cozinheiro deverá cozinhar, coloca o prato da posição j do vetor criado numa variável prato, onde na primeira iteração j=0. Enquanto não achar um prato no vetor que caiba no orçamento, deve-se testar os pratos do vetor de pratos e adicionar um a j e a k. Caso não encontre um prato que caiba no orçamento do vetor, o problema não haverá solução, caso encontre coloque na variável prato o prato de índice j. É subtraído do valor do orçamento o valor do prato e o prato adicionado ao vetor resposta. Para finalizar, verifica se </text:span><text:span text:style-name="T4">há um prato no dia anterior, se houver e o prato do dia atual é igual o do dia anterior, coloca a variável anterior com o valor de j e soma o valor de j. Caso o prato do dia atual não seja igual ao do dia anterior, coloca a variável j com o valor de k. Caso ainda haja dias para cozinhar, volta no loop com o dia atualizado.</text:span></text:p>
      <text:p text:style-name="P4"><text:span text:style-name="T4"><text:tab/>A solução dos prator que serão cozinhados será dada pelo vetor resposta, onde terá a ordem dos pratos cozinhados em todos os dias pelo cozinheiro.</text:span></text:p>
      <text:p text:style-name="P4"><text:span text:style-name="T2"><text:tab/></text:span></text:p>
      <text:p text:style-name="P4"/>
      <text:list xml:id="list173608663677320" text:continue-numbering="true" text:style-name="L1">
        <text:list-item>
          <text:p text:style-name="P3">Seu algoritmo guloso dá a solução ótima? Por quê?</text:p>
        </text:list-item>
      </text:list>
      <text:p text:style-name="P4"><text:tab/></text:p>
      <text:p text:style-name="P4"><text:span text:style-name="T1"><text:tab/></text:span><text:span text:style-name="T4">Não, pois a solução gulosa nesse problema pega o melhor valor no momento atual, ou seja, o cozinheiro irá cozinhar o prato que lhe dará o melhor lucro no dia em questão sem levar em conta todos os dias que ele tem disponíveis ou o orçamento total que ele possui. Dessa forma, o algoritmo guloso não garante a solução ótima para o problema como um todo, e sim para o problema nos dias em questão.</text:span></text:p>
      <text:p text:style-name="P4"><text:span text:style-name="T4"/></text:p>
      <text:list xml:id="list173607541136601" text:continue-numbering="true" text:style-name="L1">
        <text:list-item>
          <text:p text:style-name="P3">Como esse problema pode ser modelado para o paradigma de programação dinâmica?</text:p>
        </text:list-item>
      </text:list>
      <text:p text:style-name="P4"/>
      <text:list xml:id="list173609428020004" text:continue-numbering="true" text:style-name="L1">
        <text:list-item>
          <text:p text:style-name="P3">Discuta a sub-estrutura ótima e a sobreposição dos problemas.</text:p>
        </text:list-item>
      </text:list>
      <text:p text:style-name="P5"/>
      <text:list xml:id="list173607409688543" text:continue-numbering="true" text:style-name="L1">
        <text:list-item>
          <text:p text:style-name="P3">Se algum algoritmo clássico foi adaptado para resolver o problema, qual foi ele?</text:p>
        </text:list-item>
      </text:list>
      <text:p text:style-name="P5"/>
      <text:list xml:id="list173608999947855" text:continue-numbering="true" text:style-name="L1">
        <text:list-item>
          <text:p text:style-name="P3">Qual o custo assintótico (em Big-O) do tempo de execução e espaço em memória utilizado? Não se esqueça de formular a equação de recorrência da abordagem baseada em programação dinâmica (não é necessário resolver a equação explicitamente).</text:p>
        </text:list-item>
      </text:list>
      <text:p text:style-name="P5"/>
      <text:list xml:id="list173608104737666" text:continue-numbering="true" text:style-name="L1">
        <text:list-item>
          <text:p text:style-name="P3">Em qual máquina o tp foi testado?</text:p>
        </text:list-item>
      </text:list>
      <text:p text:style-name="P5"/>
      <text:list xml:id="list173607877659849" text:continue-numbering="true" text:style-name="L1">
        <text:list-item>
          <text:p text:style-name="P3">Como sua implementação se comporta em termos de tempo de execução e memória alocada? Apresente uma variação experimental da solução, com entradas de tamanho diferente tentando, pelo menos, discutir também o melhor e o pior caso.</text:p>
        </text:list-item>
      </text:list>
      <text:p text:style-name="P5"/>
      <text:list xml:id="list173607325833739" text:continue-numbering="true" text:style-name="L1">
        <text:list-item>
          <text:p text:style-name="P3">Bibligrafia?</text:p>
          <text:p text:style-name="P3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6:11:54.033238791</meta:creation-date>
    <dc:date>2018-05-11T17:35:34.644079561</dc:date>
    <meta:editing-duration>PT13M4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536" meta:character-count="2945" meta:non-whitespace-character-count="2427"/>
  </office:meta>
</office:document-meta>
</file>